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2eb2" officeooo:paragraph-rsid="00052eb2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52eb2" officeooo:paragraph-rsid="00052eb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52eb2" officeooo:paragraph-rsid="00052eb2" style:font-size-asian="15pt" style:font-weight-asian="bold" style:font-size-complex="15pt" style:font-weight-complex="bold"/>
    </style:style>
    <style:style style:name="T1" style:family="text">
      <style:text-properties officeooo:rsid="00066cad"/>
    </style:style>
    <style:style style:name="T2" style:family="text">
      <style:text-properties fo:font-weight="bold" officeooo:rsid="00066ca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ort końcowy z dnia 25.05.2016</text:p>
      <text:p text:style-name="P1"/>
      <text:p text:style-name="P1"/>
      <text:p text:style-name="P1"><text:tab/>W dniu 25.05.2016 <text:s/>nasza aplkacja jest ukończona. Pomimo nielicznych drobnych niedociągnięć aplikacja nadaje się do użytku. Są to drobne błędny, które będą dokładniej analizowane i poprawiane w przyszłych łatkach do programu. Grupa projektowa jest zadowolona ze swojej pracy.</text:p>
      <text:p text:style-name="P1"/>
      <text:p text:style-name="P1"><text:tab/>Aplikacja końcowo została przygotowana tak, aby mogła być używana nawet przez podstawowego użytkownika. Dowodem na to jest szczegółowo przygotowana dokumentacja oraz instrukcja uzytkownika.</text:p>
      <text:p text:style-name="P1"/>
      <text:p text:style-name="P1"><text:tab/>Dokumentacja do programu jest kompletna. Spełniliśmy wszystkie warunki projektu i jesteśmy na etapie oczekiwania na zapłate za program (ocenę).</text:p>
      <text:p text:style-name="P1"/>
      <text:p text:style-name="P1"/>
      <text:p text:style-name="P2">Skład grupy projektowej:</text:p>
      <text:p text:style-name="P1">Michał Benedysiuk <text:span text:style-name="T1">U-8394</text:span> <text:span text:style-name="T2">4,0</text:span></text:p>
      <text:p text:style-name="P1">Julian Lejk <text:span text:style-name="T1">U-</text:span> <text:span text:style-name="T2">4,0</text:span></text:p>
      <text:p text:style-name="P1">Grzegorz Wołos <text:span text:style-name="T1">U-</text:span> <text:span text:style-name="T2">5,0</text:span></text:p>
      <text:p text:style-name="P1">Diana Dzik <text:span text:style-name="T1">U-8419</text:span> <text:span text:style-name="T2">4,0</text:span></text:p>
      <text:p text:style-name="P1">Tomasz Barański <text:span text:style-name="T1">U-</text:span> <text:span text:style-name="T2">4,0</text:span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9S</meta:editing-duration>
    <meta:editing-cycles>4</meta:editing-cycles>
    <meta:generator>LibreOffice/5.1.0.3$Windows_x86 LibreOffice_project/5e3e00a007d9b3b6efb6797a8b8e57b51ab1f737</meta:generator>
    <dc:date>2016-05-25T09:41:56.231000000</dc:date>
    <meta:document-statistic meta:table-count="0" meta:image-count="0" meta:object-count="0" meta:page-count="1" meta:paragraph-count="10" meta:word-count="108" meta:character-count="776" meta:non-whitespace-character-count="674"/>
    <meta:user-defined meta:name="Info 1"/>
    <meta:user-defined meta:name="Info 2"/>
    <meta:user-defined meta:name="Info 3"/>
    <meta:user-defined meta:name="Info 4"/>
  </office:meta>
</office:document-meta>
</file>